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ReflectionInstrumentationTests.classGetMethodsShouldMatchInvoke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LoaderLoadClassShouldMatchReflectionHint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ReflectionInstrumentationTests.classGetMethodShouldMatchIntrospect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houldMatchInvoke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sInstrumentationTests.resourceBundleGetBundleShouldNotMatchBundleNameHintWhenWron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flectionInstrumentationTests.classGetDeclaredFieldsShouldMatch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ShouldNotMatchMethod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iesInstrumen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ConstructorsShouldMatchInvoke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MatchInstrospect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DeclaredFieldShouldMatch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GetDeclaredClassesShouldMatchDeclaredClasse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strumentedMethodTests.assertThatInvocationDoesNotMatch( InstrumentedMethod method ,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ReflectionInstrumentationTests.classGetDeclaredFieldShouldMatch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FieldsShouldNotMatchTyp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ForNameShouldMatchReflection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ourcesInstrumentationTests.classGetResourceShouldMatchResourcePatternWhenAbsol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ReflectionInstrumentationTests.methodInvokeShouldMatchInvokeHint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ReflectionInstrumentationTests.classGetDeclaredMethodShouldMatchIntrospect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GetClassesShouldMatchPublic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DeclaredFieldsShouldNotMatch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MatchInstrospectDeclaredMethodsHintWhen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ShouldNotMatchType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NotMatchFor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GetClassesShouldNotMatchReflection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onstructorNewInstanceShouldNotMatchIntrospectHintO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strumentedMethodTests.assertThatInvocationMatches( InstrumentedMethod method , RecordedInvocation inv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tructorReflectionInstrumentationTests.classGetConstructorShouldMatchIntrospect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ShouldNotMatchConstructor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ReflectionInstrumentationTests.classGetFieldShouldMatch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ShouldNotMatchFor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ShouldMatchInstrospect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ShouldNotMatchIntrospect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ShouldNotMatchMethod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ShouldNotMatchType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houldMatchInstrospect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ReflectionInstrumentationTests.classGetFieldShouldMatch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ShouldMatchInstrospect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MatchInvoke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houldMatchInvoke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ConstructorShouldMatchInvoke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FieldShouldMatch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ShouldMatchInvoke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ReflectionInstrumentationTests.classGetMethodsShouldMatchInvoke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ShouldMatchIntrospect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onstructorNewInstanceShouldMatchInvokeHintOn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eldReflectionInstrumentationTests.classGetFieldsShouldNotMatch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MatchInvoke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FieldShouldNotMatchPublicFieldsHintWhen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flectionInstrumen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structorReflectionInstrumentationTests.classGetConstructorShouldMatchInstrospect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ShouldNotMatchConstructor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methodInvokeShouldNotMatchIntrospectHintOn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ReflectionInstrumentationTests.classGetDeclaredMethodsShouldMatchIntrospectDeclared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houldMatchIntrospect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ShouldMatchInvoke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houldMatchIntrospect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ConstructorShouldMatchInvoke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iesInstrumentationTests.proxyNewProxyInstanceShouldNotMatchWhenInterfacesDoNo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InstrumentationTests.classGetResourceShouldNotMatchResourcePatternWhenIn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flectionInstrumentationTests.classGetFieldShouldMatchDeclaredFieldsHintWhen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ConstructorsShouldNotMatchType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InstrumentationTests.resourceBundleGetBundleShouldMatchBundleNam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structorReflectionInstrumentationTests.classGetDeclaredConstructorsShouldMatchIntrospect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DeclaredMethodShouldNotMatchIntrospectPublicMetho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iesInstrumentationTests.proxyNewProxyInstanceShouldMatchWhenInterface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FieldsShouldMatch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DeclaredConstructorsShouldMatchInvokeDeclared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houldMatchInvoke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ReflectionInstrumentationTests.classGetMethodShouldNotMatchInstrospectPublicMethodsHintWhen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GetDeclaredClassesShouldNotMatchPublicClasse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DeclaredConstructorShouldNotMatchIntrospect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houldMatchInvoke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ReflectionInstrumentationTests.classGetFieldsShouldMatchDeclared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ReflectionInstrumentationTests.classGetDeclaredFieldsShouldNotMatchFiel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FieldShouldNotMatchForWro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ReflectionInstrumentationTests.classGetMethodShouldMatchIntrospectMethod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eldReflectionInstrumentationTests.classGetDeclaredFieldShouldNotMatchPublicField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ReflectionInstrumentationTests.classGetDeclaredFieldsShouldNotMatchType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ReflectionInstrumentationTests.classGetClassesShouldMatchDeclared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urcesInstrumentationTests.classGetResourceShouldMatchResourcePatternWhenRel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tructorReflectionInstrumentationTests.classGetDeclaredConstructorsShouldNotMatchIntrospect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ShouldMatchIntrospectPublicConstructors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ReflectionInstrumentationTests.classGetMethodsShouldNotMatchTypeReflection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tructorReflectionInstrumentationTests.classGetConstructorShouldMatchInstrospectConstructorH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ourcesInstrumentationTests.classGetResourceShouldNotMatchResourcePatternWhenExclu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xiesInstrumentationTests.proxyNewProxyInstanceShouldNotMatchWhenWrong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